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e56066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3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5pt" fo:font-weight="normal" officeooo:rsid="00042789" officeooo:paragraph-rsid="00d14a90" fo:background-color="transparent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5pt" officeooo:rsid="00042789" officeooo:paragraph-rsid="00d724fc" style:font-size-asian="15pt" style:font-name-complex="Awami Nastaliq OT" style:font-size-complex="15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042789" officeooo:paragraph-rsid="00def039" style:font-size-asian="15pt" style:font-name-complex="Awami Nastaliq OT" style:font-size-complex="15pt"/>
    </style:style>
    <style:style style:name="P6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3pt" fo:font-weight="normal" officeooo:rsid="00d020c2" officeooo:paragraph-rsid="00e56066" fo:background-color="transparent" style:font-name-asian="Scheherazade" style:font-size-asian="13pt" style:font-weight-asian="normal" style:font-name-complex="Awami Nastaliq OT" style:font-size-complex="13pt" style:language-complex="ur" style:country-complex="PK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3pt" fo:font-weight="normal" officeooo:rsid="00d6579a" officeooo:paragraph-rsid="00d6579a" fo:background-color="transparent" style:font-name-asian="Scheherazade" style:font-size-asian="13pt" style:font-weight-asian="normal" style:font-name-complex="Awami Nastaliq OT" style:font-size-complex="13pt" style:language-complex="ur" style:country-complex="PK" style:font-weight-complex="normal"/>
    </style:style>
    <style:style style:name="P8" style:family="paragraph" style:parent-style-name="Standard">
      <style:text-properties officeooo:rsid="00028948" officeooo:paragraph-rsid="00a3ff80"/>
    </style:style>
    <style:style style:name="P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b8ee55" fo:background-color="transparent" style:font-size-asian="18pt" style:font-name-complex="Awami Nastaliq OT" style:font-size-complex="18pt" style:language-complex="fa" style:country-complex="IR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4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6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61" style:family="paragraph" style:parent-style-name="Standard">
      <style:paragraph-properties fo:margin-top="0.1in" fo:margin-bottom="0in" style:contextual-spacing="false"/>
      <style:text-properties officeooo:rsid="00e07ca4" officeooo:paragraph-rsid="00e07ca4"/>
    </style:style>
    <style:style style:name="P62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Awami Nastaliq OT" fo:font-size="14pt" fo:font-weight="normal" officeooo:rsid="00e07ca4" officeooo:paragraph-rsid="00e07ca4" fo:background-color="transparent" style:font-name-asian="Scheherazade" style:font-size-asian="14pt" style:font-weight-asian="normal" style:font-name-complex="Awami Nastaliq OT" style:font-size-complex="14pt" style:language-complex="ur" style:country-complex="PK" style:font-weight-complex="normal"/>
    </style:style>
    <style:style style:name="P63" style:family="paragraph" style:parent-style-name="Standard">
      <style:paragraph-properties fo:text-align="end" style:justify-single-word="false" style:writing-mode="rl-tb"/>
      <style:text-properties fo:color="#158466" loext:opacity="100%" style:font-name="Awami Nastaliq OT" fo:font-size="18pt" fo:font-weight="normal" officeooo:rsid="000e14d7" officeooo:paragraph-rsid="00e371ab" fo:background-color="transparent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P64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6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6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ba4ec5" officeooo:paragraph-rsid="00ba4ec5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68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69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7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7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8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8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82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83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d793a8" style:font-size-asian="18pt" style:font-name-complex="Awami Nastaliq OT" style:font-size-complex="18pt"/>
    </style:style>
    <style:style style:name="P84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8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86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b9db5" fo:background-color="transparent" style:font-size-asian="18pt" style:font-name-complex="Awami Nastaliq OT" style:font-size-complex="18pt" style:language-complex="ar" style:country-complex="BH"/>
    </style:style>
    <style:style style:name="P8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88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ca8b9d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P89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fo:font-weight="normal" officeooo:rsid="00042789" officeooo:paragraph-rsid="00cbded0" fo:background-color="transparent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042789" officeooo:paragraph-rsid="00ca8b9d" style:font-size-asian="15pt" style:font-name-complex="Awami Nastaliq OT" style:font-size-complex="15pt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042789" officeooo:paragraph-rsid="00d6579a" style:font-size-asian="15pt" style:font-name-complex="Awami Nastaliq OT" style:font-size-complex="15pt"/>
    </style:style>
    <style:style style:name="T1" style:family="text">
      <style:text-properties style:font-name="Awami Nastaliq" officeooo:rsid="0049c41f" style:language-complex="fa" style:country-complex="IR"/>
    </style:style>
    <style:style style:name="T2" style:family="text">
      <style:text-properties fo:color="#ff8000" loext:opacity="100%" officeooo:rsid="00b28706"/>
    </style:style>
    <style:style style:name="T3" style:family="text">
      <style:text-properties fo:color="#ff8000" loext:opacity="100%" officeooo:rsid="00e07ca4"/>
    </style:style>
    <style:style style:name="T4" style:family="text">
      <style:text-properties style:use-window-font-color="true" loext:opacity="0%" officeooo:rsid="00b28706"/>
    </style:style>
    <style:style style:name="T5" style:family="text">
      <style:text-properties officeooo:rsid="00b28706"/>
    </style:style>
    <style:style style:name="T6" style:family="text">
      <style:text-properties fo:font-weight="normal" officeooo:rsid="00b28706" style:font-weight-asian="normal" style:font-weight-complex="normal"/>
    </style:style>
    <style:style style:name="T7" style:family="text">
      <style:text-properties style:font-name="Awami Nastaliq OT" fo:font-weight="normal" officeooo:rsid="00024582" style:font-weight-asian="normal" style:font-weight-complex="normal"/>
    </style:style>
    <style:style style:name="T8" style:family="text">
      <style:text-properties style:font-name="Awami Nastaliq OT" fo:font-weight="normal" officeooo:rsid="00042789" style:font-weight-asian="normal" style:font-weight-complex="normal"/>
    </style:style>
    <style:style style:name="T9" style:family="text">
      <style:text-properties style:font-name="Awami Nastaliq OT" fo:font-weight="normal" officeooo:rsid="00dc91fc" style:font-weight-asian="normal" style:font-weight-complex="normal"/>
    </style:style>
    <style:style style:name="T10" style:family="text">
      <style:text-properties style:font-name="Awami Nastaliq OT" fo:font-weight="normal" officeooo:rsid="000e14d7" style:font-weight-asian="normal" style:font-weight-complex="normal"/>
    </style:style>
    <style:style style:name="T11" style:family="text">
      <style:text-properties officeooo:rsid="00ca8b9d"/>
    </style:style>
    <style:style style:name="T12" style:family="text">
      <style:text-properties fo:font-weight="normal" fo:background-color="transparent" loext:char-shading-value="0" style:font-name-asian="Scheherazade" style:font-weight-asian="normal" style:language-complex="ur" style:country-complex="PK" style:font-weight-complex="normal"/>
    </style:style>
    <style:style style:name="T13" style:family="text">
      <style:text-properties fo:font-weight="normal" officeooo:rsid="00ccf474" fo:background-color="transparent" loext:char-shading-value="0" style:font-name-asian="Scheherazade" style:font-weight-asian="normal" style:language-complex="ur" style:country-complex="PK" style:font-weight-complex="normal"/>
    </style:style>
    <style:style style:name="T14" style:family="text">
      <style:text-properties fo:font-size="18pt" fo:font-weight="normal" officeooo:rsid="000e14d7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font-size="18pt" style:font-size-asian="18pt" style:font-size-complex="18pt"/>
    </style:style>
    <style:style style:name="T17" style:family="text">
      <style:text-properties officeooo:rsid="00042789"/>
    </style:style>
    <style:style style:name="T18" style:family="text">
      <style:text-properties officeooo:rsid="000e14d7" style:language-complex="fa" style:country-complex="IR"/>
    </style:style>
    <style:style style:name="T19" style:family="text">
      <style:text-properties officeooo:rsid="000ada2e"/>
    </style:style>
    <style:style style:name="T20" style:family="text">
      <style:text-properties officeooo:rsid="00192a9c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ff0000" loext:opacity="100%" officeooo:rsid="000d1a2b" style:language-complex="fa" style:country-complex="IR"/>
    </style:style>
    <style:style style:name="T23" style:family="text">
      <style:text-properties officeooo:rsid="0038172d"/>
    </style:style>
    <style:style style:name="T24" style:family="text">
      <style:text-properties officeooo:rsid="003906fa"/>
    </style:style>
    <style:style style:name="T25" style:family="text">
      <style:text-properties fo:color="#158466" loext:opacity="100%"/>
    </style:style>
    <style:style style:name="T26" style:family="text">
      <style:text-properties fo:color="#158466" loext:opacity="100%" officeooo:rsid="00192a9c"/>
    </style:style>
    <style:style style:name="T27" style:family="text">
      <style:text-properties fo:color="#158466" loext:opacity="100%" officeooo:rsid="0038172d"/>
    </style:style>
    <style:style style:name="T28" style:family="text">
      <style:text-properties fo:color="#158466" loext:opacity="100%" officeooo:rsid="003906fa"/>
    </style:style>
    <style:style style:name="T29" style:family="text">
      <style:text-properties fo:color="#158466" loext:opacity="100%" style:font-name="Awami Nastaliq" officeooo:rsid="001d5876"/>
    </style:style>
    <style:style style:name="T30" style:family="text">
      <style:text-properties fo:color="#158466" loext:opacity="100%" officeooo:rsid="0027011c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officeooo:rsid="006df407"/>
    </style:style>
    <style:style style:name="T33" style:family="text">
      <style:text-properties officeooo:rsid="006f53a3"/>
    </style:style>
    <style:style style:name="T34" style:family="text">
      <style:text-properties officeooo:rsid="0022f82b"/>
    </style:style>
    <style:style style:name="T35" style:family="text">
      <style:text-properties fo:color="#000000" loext:opacity="100%" officeooo:rsid="00192a9c"/>
    </style:style>
    <style:style style:name="T36" style:family="text">
      <style:text-properties officeooo:rsid="003b0458"/>
    </style:style>
    <style:style style:name="T37" style:family="text">
      <style:text-properties fo:color="#158466" loext:opacity="100%" officeooo:rsid="00a24640"/>
    </style:style>
    <style:style style:name="T38" style:family="text">
      <style:text-properties fo:color="#158466" loext:opacity="100%" officeooo:rsid="00a1a66f"/>
    </style:style>
    <style:style style:name="T39" style:family="text">
      <style:text-properties fo:color="#158466" loext:opacity="100%" officeooo:rsid="0022f82b"/>
    </style:style>
    <style:style style:name="T40" style:family="text">
      <style:text-properties fo:color="#158466" loext:opacity="100%" officeooo:rsid="00503d4a"/>
    </style:style>
    <style:style style:name="T41" style:family="text">
      <style:text-properties fo:color="#158466" loext:opacity="100%" officeooo:rsid="004ad37b"/>
    </style:style>
    <style:style style:name="T42" style:family="text">
      <style:text-properties fo:color="#000000" loext:opacity="100%" officeooo:rsid="002287a7"/>
    </style:style>
    <style:style style:name="T43" style:family="text">
      <style:text-properties fo:color="#158466" loext:opacity="100%" officeooo:rsid="002287a7"/>
    </style:style>
    <style:style style:name="T44" style:family="text">
      <style:text-properties fo:color="#000000" loext:opacity="100%" officeooo:rsid="0022f82b"/>
    </style:style>
    <style:style style:name="T45" style:family="text">
      <style:text-properties fo:color="#000000" loext:opacity="100%" officeooo:rsid="0024d3dd"/>
    </style:style>
    <style:style style:name="T46" style:family="text">
      <style:text-properties fo:color="#000000" loext:opacity="100%" officeooo:rsid="00263d78"/>
    </style:style>
    <style:style style:name="T47" style:family="text">
      <style:text-properties fo:color="#000000" loext:opacity="100%" officeooo:rsid="00239680"/>
    </style:style>
    <style:style style:name="T48" style:family="text">
      <style:text-properties fo:color="#000000" loext:opacity="100%" officeooo:rsid="00244d44"/>
    </style:style>
    <style:style style:name="T49" style:family="text">
      <style:text-properties officeooo:rsid="00239680"/>
    </style:style>
    <style:style style:name="T50" style:family="text">
      <style:text-properties fo:color="#158466" loext:opacity="100%" officeooo:rsid="00244d44"/>
    </style:style>
    <style:style style:name="T51" style:family="text">
      <style:text-properties fo:color="#158466" loext:opacity="100%" officeooo:rsid="00239680"/>
    </style:style>
    <style:style style:name="T52" style:family="text">
      <style:text-properties fo:color="#158466" loext:opacity="100%" officeooo:rsid="004e8644"/>
    </style:style>
    <style:style style:name="T53" style:family="text">
      <style:text-properties fo:color="#000000" loext:opacity="100%" officeooo:rsid="00158430"/>
    </style:style>
    <style:style style:name="T54" style:family="text">
      <style:text-properties style:font-name="Awami Nastaliq" officeooo:rsid="001d5876" style:language-complex="fa" style:country-complex="IR"/>
    </style:style>
    <style:style style:name="T55" style:family="text">
      <style:text-properties fo:color="#158466" loext:opacity="100%" officeooo:rsid="0017f981"/>
    </style:style>
    <style:style style:name="T56" style:family="text">
      <style:text-properties fo:color="#158466" loext:opacity="100%" style:font-name="Awami Nastaliq" officeooo:rsid="001d5876" style:language-complex="fa" style:country-complex="IR"/>
    </style:style>
    <style:style style:name="T57" style:family="text">
      <style:text-properties fo:color="#158466" loext:opacity="100%" officeooo:rsid="005a61af"/>
    </style:style>
    <style:style style:name="T58" style:family="text">
      <style:text-properties officeooo:rsid="0042385f"/>
    </style:style>
    <style:style style:name="T59" style:family="text">
      <style:text-properties officeooo:rsid="003daa9b"/>
    </style:style>
    <style:style style:name="T60" style:family="text">
      <style:text-properties fo:color="#158466" loext:opacity="100%" officeooo:rsid="0016f51c"/>
    </style:style>
    <style:style style:name="T61" style:family="text">
      <style:text-properties fo:color="#158466" loext:opacity="100%" officeooo:rsid="00527ef2"/>
    </style:style>
    <style:style style:name="T62" style:family="text">
      <style:text-properties style:font-name="Awami Nastaliq OT" officeooo:rsid="001196f7"/>
    </style:style>
    <style:style style:name="T63" style:family="text">
      <style:text-properties style:font-name="Awami Nastaliq OT"/>
    </style:style>
    <style:style style:name="T64" style:family="text">
      <style:text-properties style:font-name="Awami Nastaliq OT" officeooo:rsid="005a61af"/>
    </style:style>
    <style:style style:name="T65" style:family="text">
      <style:text-properties fo:color="#800080" loext:opacity="100%" style:font-name="Awami Nastaliq OT"/>
    </style:style>
    <style:style style:name="T66" style:family="text">
      <style:text-properties style:font-name="Awami Nastaliq OT" officeooo:rsid="0097a9e8"/>
    </style:style>
    <style:style style:name="T67" style:family="text">
      <style:text-properties style:font-name="Awami Nastaliq OT" officeooo:rsid="00546f4e"/>
    </style:style>
    <style:style style:name="T68" style:family="text">
      <style:text-properties style:font-name="Awami Nastaliq OT" officeooo:rsid="0020cb07"/>
    </style:style>
    <style:style style:name="T69" style:family="text">
      <style:text-properties style:font-name="Awami Nastaliq OT" officeooo:rsid="0066d7ec"/>
    </style:style>
    <style:style style:name="T70" style:family="text">
      <style:text-properties style:font-name="Awami Nastaliq OT" style:language-complex="ar" style:country-complex="BH"/>
    </style:style>
    <style:style style:name="T71" style:family="text">
      <style:text-properties fo:color="#bf0041" loext:opacity="100%" style:font-name="Awami Nastaliq OT"/>
    </style:style>
    <style:style style:name="T72" style:family="text">
      <style:text-properties fo:color="#bf0041" loext:opacity="100%" style:font-name="Awami Nastaliq OT" officeooo:rsid="0095f012"/>
    </style:style>
    <style:style style:name="T73" style:family="text">
      <style:text-properties officeooo:rsid="00187cac"/>
    </style:style>
    <style:style style:name="T74" style:family="text">
      <style:text-properties officeooo:rsid="0019a688"/>
    </style:style>
    <style:style style:name="T75" style:family="text">
      <style:text-properties style:font-name="Awami Nastaliq" officeooo:rsid="001d5876"/>
    </style:style>
    <style:style style:name="T76" style:family="text">
      <style:text-properties officeooo:rsid="0027011c"/>
    </style:style>
    <style:style style:name="T77" style:family="text">
      <style:text-properties fo:color="#ff0000" loext:opacity="100%" officeooo:rsid="0019a688"/>
    </style:style>
    <style:style style:name="T78" style:family="text">
      <style:text-properties officeooo:rsid="000fad75"/>
    </style:style>
    <style:style style:name="T79" style:family="text">
      <style:text-properties officeooo:rsid="0013e1f2"/>
    </style:style>
    <style:style style:name="T80" style:family="text">
      <style:text-properties officeooo:rsid="001196f7"/>
    </style:style>
    <style:style style:name="T81" style:family="text">
      <style:text-properties officeooo:rsid="0037b414"/>
    </style:style>
    <style:style style:name="T82" style:family="text">
      <style:text-properties officeooo:rsid="0028e373"/>
    </style:style>
    <style:style style:name="T83" style:family="text">
      <style:text-properties fo:color="#000000" loext:opacity="100%" style:font-name="Awami Nastaliq OT" officeooo:rsid="00192a9c"/>
    </style:style>
    <style:style style:name="T84" style:family="text">
      <style:text-properties fo:color="#000000" loext:opacity="100%" style:font-name="Awami Nastaliq OT" officeooo:rsid="0028e373"/>
    </style:style>
    <style:style style:name="T85" style:family="text">
      <style:text-properties fo:color="#000000" loext:opacity="100%" style:font-name="Awami Nastaliq OT" officeooo:rsid="0042385f"/>
    </style:style>
    <style:style style:name="T86" style:family="text">
      <style:text-properties fo:color="#ff0000" loext:opacity="100%" style:font-name="Awami Nastaliq OT" officeooo:rsid="00192a9c"/>
    </style:style>
    <style:style style:name="T87" style:family="text">
      <style:text-properties fo:color="#000000" loext:opacity="100%" style:font-name="Awami Nastaliq OT" officeooo:rsid="002adaa4"/>
    </style:style>
    <style:style style:name="T88" style:family="text">
      <style:text-properties style:font-name="Awami Nastaliq OT" officeooo:rsid="00192a9c"/>
    </style:style>
    <style:style style:name="T89" style:family="text">
      <style:text-properties style:font-name="Awami Nastaliq OT" officeooo:rsid="0028e373"/>
    </style:style>
    <style:style style:name="T90" style:family="text">
      <style:text-properties officeooo:rsid="001d5876"/>
    </style:style>
    <style:style style:name="T91" style:family="text">
      <style:text-properties style:font-name="Awami Nastaliq OT" officeooo:rsid="0027011c"/>
    </style:style>
    <style:style style:name="T92" style:family="text">
      <style:text-properties fo:color="#000000" loext:opacity="100%" officeooo:rsid="00187cac"/>
    </style:style>
    <style:style style:name="T93" style:family="text">
      <style:text-properties fo:color="#000000" loext:opacity="100%" style:font-name="Awami Nastaliq" officeooo:rsid="005be423"/>
    </style:style>
    <style:style style:name="T94" style:family="text">
      <style:text-properties fo:color="#ff0000" loext:opacity="100%" officeooo:rsid="00187cac"/>
    </style:style>
    <style:style style:name="T95" style:family="text">
      <style:text-properties style:font-name="Awami Nastaliq" officeooo:rsid="00192a9c"/>
    </style:style>
    <style:style style:name="T96" style:family="text">
      <style:text-properties style:font-name="Awami Nastaliq" officeooo:rsid="005f0b0f"/>
    </style:style>
    <style:style style:name="T97" style:family="text">
      <style:text-properties style:font-name="Awami Nastaliq" officeooo:rsid="005be423"/>
    </style:style>
    <style:style style:name="T98" style:family="text">
      <style:text-properties style:font-name="Awami Nastaliq" officeooo:rsid="0066d7ec"/>
    </style:style>
    <style:style style:name="T99" style:family="text">
      <style:text-properties style:font-name="Awami Nastaliq" officeooo:rsid="0062fb00"/>
    </style:style>
    <style:style style:name="T100" style:family="text">
      <style:text-properties officeooo:rsid="0064a1ca"/>
    </style:style>
    <style:style style:name="T101" style:family="text">
      <style:text-properties officeooo:rsid="002adaa4"/>
    </style:style>
    <style:style style:name="T102" style:family="text">
      <style:text-properties officeooo:rsid="002287a7"/>
    </style:style>
    <style:style style:name="T103" style:family="text">
      <style:text-properties fo:color="#000000" loext:opacity="100%" style:font-name="Awami Nastaliq OT" officeooo:rsid="0022f82b"/>
    </style:style>
    <style:style style:name="T104" style:family="text">
      <style:text-properties fo:color="#000000" loext:opacity="100%" style:font-name="Awami Nastaliq OT" officeooo:rsid="0024d3dd"/>
    </style:style>
    <style:style style:name="T105" style:family="text">
      <style:text-properties fo:color="#000000" loext:opacity="100%" style:font-name="Awami Nastaliq OT" officeooo:rsid="00329c57"/>
    </style:style>
    <style:style style:name="T106" style:family="text">
      <style:text-properties style:font-name="Awami Nastaliq OT" officeooo:rsid="0024d3dd"/>
    </style:style>
    <style:style style:name="T107" style:family="text">
      <style:text-properties style:font-name="Awami Nastaliq OT" officeooo:rsid="00329c57"/>
    </style:style>
    <style:style style:name="T108" style:family="text">
      <style:text-properties style:font-name="Awami Nastaliq OT" officeooo:rsid="0022f82b"/>
    </style:style>
    <style:style style:name="T109" style:family="text">
      <style:text-properties style:use-window-font-color="true" loext:opacity="0%" style:font-name="Awami Nastaliq OT" officeooo:rsid="0024d3dd"/>
    </style:style>
    <style:style style:name="T110" style:family="text">
      <style:text-properties style:use-window-font-color="true" loext:opacity="0%" style:font-name="Awami Nastaliq OT" officeooo:rsid="002adaa4"/>
    </style:style>
    <style:style style:name="T111" style:family="text">
      <style:text-properties style:use-window-font-color="true" loext:opacity="0%" style:font-name="Awami Nastaliq OT" officeooo:rsid="00329c57"/>
    </style:style>
    <style:style style:name="T112" style:family="text">
      <style:text-properties style:use-window-font-color="true" loext:opacity="0%" style:font-name="Awami Nastaliq OT" officeooo:rsid="0027011c"/>
    </style:style>
    <style:style style:name="T113" style:family="text">
      <style:text-properties style:use-window-font-color="true" loext:opacity="0%" style:font-name="Awami Nastaliq OT" officeooo:rsid="0028e373"/>
    </style:style>
    <style:style style:name="T114" style:family="text">
      <style:text-properties style:font-name="Awami Nastaliq OT" officeooo:rsid="002adaa4"/>
    </style:style>
    <style:style style:name="T115" style:family="text">
      <style:text-properties style:font-name="Awami Nastaliq OT" officeooo:rsid="003352e6"/>
    </style:style>
    <style:style style:name="T116" style:family="text">
      <style:text-properties officeooo:rsid="00578222"/>
    </style:style>
    <style:style style:name="T117" style:family="text">
      <style:text-properties style:font-name="Awami Nastaliq" officeooo:rsid="00192a9c" style:language-complex="fa" style:country-complex="IR"/>
    </style:style>
    <style:style style:name="T118" style:family="text">
      <style:text-properties style:font-name="Awami Nastaliq" officeooo:rsid="001a84ce" style:language-complex="fa" style:country-complex="IR"/>
    </style:style>
    <style:style style:name="T119" style:family="text">
      <style:text-properties officeooo:rsid="009c9508"/>
    </style:style>
    <style:style style:name="T120" style:family="text">
      <style:text-properties style:font-name="Awami Nastaliq" officeooo:rsid="001f3af6" style:language-complex="fa" style:country-complex="IR"/>
    </style:style>
    <style:style style:name="T121" style:family="text">
      <style:text-properties officeooo:rsid="0026a8aa"/>
    </style:style>
    <style:style style:name="T122" style:family="text">
      <style:text-properties officeooo:rsid="0028e373" style:language-complex="fa" style:country-complex="IR"/>
    </style:style>
    <style:style style:name="T123" style:family="text">
      <style:text-properties fo:color="#000000" loext:opacity="100%" officeooo:rsid="003ee9ef"/>
    </style:style>
    <style:style style:name="T124" style:family="text">
      <style:text-properties officeooo:rsid="0016f51c"/>
    </style:style>
    <style:style style:name="T125" style:family="text">
      <style:text-properties fo:color="#158466" loext:opacity="100%" style:font-name="Awami Nastaliq" officeooo:rsid="00192a9c" style:language-complex="fa" style:country-complex="IR"/>
    </style:style>
    <style:style style:name="T126" style:family="text">
      <style:text-properties fo:color="#158466" loext:opacity="100%" style:font-name="Awami Nastaliq" officeooo:rsid="001a84ce" style:language-complex="fa" style:country-complex="IR"/>
    </style:style>
    <style:style style:name="T127" style:family="text">
      <style:text-properties fo:color="#158466" loext:opacity="100%" officeooo:rsid="0058ef85"/>
    </style:style>
    <style:style style:name="T128" style:family="text">
      <style:text-properties style:font-name="Awami Nastaliq OT" officeooo:rsid="003f3912"/>
    </style:style>
    <style:style style:name="T129" style:family="text">
      <style:text-properties officeooo:rsid="001d5876" style:language-complex="fa" style:country-complex="IR"/>
    </style:style>
    <style:style style:name="T130" style:family="text">
      <style:text-properties officeooo:rsid="00192a9c" style:language-complex="fa" style:country-complex="IR"/>
    </style:style>
    <style:style style:name="T131" style:family="text">
      <style:text-properties officeooo:rsid="001a84ce" style:language-complex="fa" style:country-complex="IR"/>
    </style:style>
    <style:style style:name="T132" style:family="text">
      <style:text-properties fo:color="#000000" loext:opacity="100%" officeooo:rsid="0041329b"/>
    </style:style>
    <style:style style:name="T133" style:family="text">
      <style:text-properties fo:color="#000000" loext:opacity="100%" officeooo:rsid="000fad75"/>
    </style:style>
    <style:style style:name="T134" style:family="text">
      <style:text-properties fo:color="#000000" loext:opacity="100%" style:font-name="Awami Nastaliq" officeooo:rsid="001a84ce"/>
    </style:style>
    <style:style style:name="T135" style:family="text">
      <style:text-properties fo:color="#000000" loext:opacity="100%" officeooo:rsid="0013e1f2"/>
    </style:style>
    <style:style style:name="T136" style:family="text">
      <style:text-properties fo:color="#158466" loext:opacity="100%" officeooo:rsid="001d5876"/>
    </style:style>
    <style:style style:name="T137" style:family="text">
      <style:text-properties fo:color="#158466" loext:opacity="100%" officeooo:rsid="002dd6b1"/>
    </style:style>
    <style:style style:name="T138" style:family="text">
      <style:text-properties fo:color="#158466" loext:opacity="100%" officeooo:rsid="001a84ce"/>
    </style:style>
    <style:style style:name="T139" style:family="text">
      <style:text-properties fo:color="#158466" loext:opacity="100%" officeooo:rsid="002ca182"/>
    </style:style>
    <style:style style:name="T140" style:family="text">
      <style:text-properties officeooo:rsid="0044ae51"/>
    </style:style>
    <style:style style:name="T141" style:family="text">
      <style:text-properties fo:color="#158466" loext:opacity="100%" officeooo:rsid="0044ae51"/>
    </style:style>
    <style:style style:name="T142" style:family="text">
      <style:text-properties fo:color="#158466" loext:opacity="100%" officeooo:rsid="005c09f4"/>
    </style:style>
    <style:style style:name="T143" style:family="text">
      <style:text-properties officeooo:rsid="005f0b0f"/>
    </style:style>
    <style:style style:name="T144" style:family="text">
      <style:text-properties officeooo:rsid="00432013"/>
    </style:style>
    <style:style style:name="T145" style:family="text">
      <style:text-properties officeooo:rsid="005c09f4"/>
    </style:style>
    <style:style style:name="T146" style:family="text">
      <style:text-properties officeooo:rsid="00453657"/>
    </style:style>
    <style:style style:name="T147" style:family="text">
      <style:text-properties officeooo:rsid="0046ddd4"/>
    </style:style>
    <style:style style:name="T148" style:family="text">
      <style:text-properties fo:color="#158466" loext:opacity="100%" officeooo:rsid="0046ddd4"/>
    </style:style>
    <style:style style:name="T149" style:family="text">
      <style:text-properties fo:color="#158466" loext:opacity="100%" officeooo:rsid="005d6a74"/>
    </style:style>
    <style:style style:name="T150" style:family="text">
      <style:text-properties officeooo:rsid="00495dcb"/>
    </style:style>
    <style:style style:name="T151" style:family="text">
      <style:text-properties officeooo:rsid="004a6e1f"/>
    </style:style>
    <style:style style:name="T152" style:family="text">
      <style:text-properties officeooo:rsid="005d6a74"/>
    </style:style>
    <style:style style:name="T153" style:family="text">
      <style:text-properties officeooo:rsid="004a72bd"/>
    </style:style>
    <style:style style:name="T154" style:family="text">
      <style:text-properties officeooo:rsid="0068edcb"/>
    </style:style>
    <style:style style:name="T155" style:family="text">
      <style:text-properties fo:color="#000000" loext:opacity="100%" officeooo:rsid="004a72bd"/>
    </style:style>
    <style:style style:name="T156" style:family="text">
      <style:text-properties officeooo:rsid="0061670d"/>
    </style:style>
    <style:style style:name="T157" style:family="text">
      <style:text-properties officeooo:rsid="0061c22d"/>
    </style:style>
    <style:style style:name="T158" style:family="text">
      <style:text-properties officeooo:rsid="005649e1"/>
    </style:style>
    <style:style style:name="T159" style:family="text">
      <style:text-properties officeooo:rsid="00658783"/>
    </style:style>
    <style:style style:name="T160" style:family="text">
      <style:text-properties officeooo:rsid="0065f6df"/>
    </style:style>
    <style:style style:name="T161" style:family="text">
      <style:text-properties officeooo:rsid="0069eaf8"/>
    </style:style>
    <style:style style:name="T162" style:family="text">
      <style:text-properties officeooo:rsid="00dc91fc"/>
    </style:style>
    <style:style style:name="T163" style:family="text">
      <style:text-properties officeooo:rsid="009fe3f9"/>
    </style:style>
    <style:style style:name="T164" style:family="text">
      <style:text-properties officeooo:rsid="000bf558" fo:background-color="transparent" loext:char-shading-value="0" style:language-complex="ar" style:country-complex="BH"/>
    </style:style>
    <style:style style:name="T165" style:family="text">
      <style:text-properties officeooo:rsid="000fad75" fo:background-color="transparent" loext:char-shading-value="0" style:language-complex="ar" style:country-complex="BH"/>
    </style:style>
    <style:style style:name="T166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67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68" style:family="text">
      <style:text-properties officeooo:rsid="009fe3f9" fo:background-color="transparent" loext:char-shading-value="0" style:language-complex="ar" style:country-complex="BH"/>
    </style:style>
    <style:style style:name="T169" style:family="text">
      <style:text-properties style:font-name="Awami Nastaliq OT" officeooo:rsid="000bf558" style:language-complex="ar" style:country-complex="BH"/>
    </style:style>
    <style:style style:name="T170" style:family="text">
      <style:text-properties fo:color="#158466" loext:opacity="100%" officeooo:rsid="00b54949"/>
    </style:style>
    <style:style style:name="T171" style:family="text">
      <style:text-properties officeooo:rsid="00755f12"/>
    </style:style>
    <style:style style:name="T172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73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74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75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76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77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78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79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80" style:family="text">
      <style:text-properties fo:color="#158466" loext:opacity="100%" officeooo:rsid="002ab0bf"/>
    </style:style>
    <style:style style:name="T181" style:family="text">
      <style:text-properties fo:color="#158466" loext:opacity="100%" officeooo:rsid="00716f3c"/>
    </style:style>
    <style:style style:name="T182" style:family="text">
      <style:text-properties fo:color="#158466" loext:opacity="100%" officeooo:rsid="002bf14f"/>
    </style:style>
    <style:style style:name="T183" style:family="text">
      <style:text-properties fo:color="#800080" loext:opacity="100%" officeooo:rsid="006f993f"/>
    </style:style>
    <style:style style:name="T184" style:family="text">
      <style:text-properties fo:color="#800080" loext:opacity="100%"/>
    </style:style>
    <style:style style:name="T185" style:family="text">
      <style:text-properties officeooo:rsid="006f993f"/>
    </style:style>
    <style:style style:name="T186" style:family="text">
      <style:text-properties fo:color="#ff0000" loext:opacity="100%" officeooo:rsid="002bf14f"/>
    </style:style>
    <style:style style:name="T187" style:family="text">
      <style:text-properties fo:color="#000000" loext:opacity="100%" officeooo:rsid="002ab0bf"/>
    </style:style>
    <style:style style:name="T188" style:family="text">
      <style:text-properties fo:color="#000000" loext:opacity="100%" officeooo:rsid="00716f3c"/>
    </style:style>
    <style:style style:name="T189" style:family="text">
      <style:text-properties fo:color="#000000" loext:opacity="100%" officeooo:rsid="002bf14f"/>
    </style:style>
    <style:style style:name="T190" style:family="text">
      <style:text-properties fo:color="#158466" loext:opacity="100%" officeooo:rsid="007012a4"/>
    </style:style>
    <style:style style:name="T191" style:family="text">
      <style:text-properties fo:color="#000000" loext:opacity="100%" officeooo:rsid="007012a4"/>
    </style:style>
    <style:style style:name="T192" style:family="text">
      <style:text-properties fo:color="#ff0000" loext:opacity="100%" officeooo:rsid="007012a4"/>
    </style:style>
    <style:style style:name="T193" style:family="text">
      <style:text-properties fo:color="#ff0000" loext:opacity="100%" officeooo:rsid="00755f12"/>
    </style:style>
    <style:style style:name="T194" style:family="text">
      <style:text-properties fo:color="#800080" loext:opacity="100%" officeooo:rsid="00755f12"/>
    </style:style>
    <style:style style:name="T195" style:family="text">
      <style:text-properties officeooo:rsid="0076e12e"/>
    </style:style>
    <style:style style:name="T196" style:family="text">
      <style:text-properties officeooo:rsid="007872b0"/>
    </style:style>
    <style:style style:name="T197" style:family="text">
      <style:text-properties fo:color="#158466" loext:opacity="100%" officeooo:rsid="00755f12"/>
    </style:style>
    <style:style style:name="T198" style:family="text">
      <style:text-properties fo:color="#158466" loext:opacity="100%" officeooo:rsid="007872b0"/>
    </style:style>
    <style:style style:name="T199" style:family="text">
      <style:text-properties officeooo:rsid="002ab0bf"/>
    </style:style>
    <style:style style:name="T200" style:family="text">
      <style:text-properties fo:color="#158466" loext:opacity="100%" officeooo:rsid="00762f01"/>
    </style:style>
    <style:style style:name="T201" style:family="text">
      <style:text-properties officeooo:rsid="00762f01"/>
    </style:style>
    <style:style style:name="T202" style:family="text">
      <style:text-properties officeooo:rsid="008d2955"/>
    </style:style>
    <style:style style:name="T203" style:family="text">
      <style:text-properties officeooo:rsid="007c3103"/>
    </style:style>
    <style:style style:name="T204" style:family="text">
      <style:text-properties officeooo:rsid="00817d74"/>
    </style:style>
    <style:style style:name="T205" style:family="text">
      <style:text-properties officeooo:rsid="008dfb67"/>
    </style:style>
    <style:style style:name="T206" style:family="text">
      <style:text-properties officeooo:rsid="00890613"/>
    </style:style>
    <style:style style:name="T207" style:family="text">
      <style:text-properties officeooo:rsid="008d174f"/>
    </style:style>
    <style:style style:name="T208" style:family="text">
      <style:text-properties officeooo:rsid="008b1ff9"/>
    </style:style>
    <style:style style:name="T209" style:family="text">
      <style:text-properties fo:font-size="11pt" officeooo:rsid="00861b49" style:font-size-asian="11pt" style:font-size-complex="11pt"/>
    </style:style>
    <style:style style:name="T210" style:family="text">
      <style:text-properties fo:color="#000000" loext:opacity="100%" officeooo:rsid="00817d74"/>
    </style:style>
    <style:style style:name="T211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212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213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214" style:family="text">
      <style:text-properties style:font-name="Awami Nastaliq OT" officeooo:rsid="00b54949" fo:background-color="transparent" loext:char-shading-value="0" style:language-complex="ar" style:country-complex="BH"/>
    </style:style>
    <style:style style:name="T215" style:family="text">
      <style:text-properties style:font-name="Awami Nastaliq OT" officeooo:rsid="00b4370e"/>
    </style:style>
    <style:style style:name="T216" style:family="text">
      <style:text-properties style:font-name="Awami Nastaliq OT" officeooo:rsid="00b54949"/>
    </style:style>
    <style:style style:name="T217" style:family="text">
      <style:text-properties style:font-name="Awami Nastaliq OT" officeooo:rsid="000e14d7"/>
    </style:style>
    <style:style style:name="T218" style:family="text">
      <style:text-properties fo:color="#158466" loext:opacity="100%" style:font-name="Arial" fo:font-size="15pt" officeooo:rsid="0068c17c" fo:background-color="transparent" loext:char-shading-value="0" style:font-name-asian="Scheherazade" style:font-size-asian="15pt" style:font-size-complex="15pt" style:language-complex="ur" style:country-complex="PK"/>
    </style:style>
    <style:style style:name="T219" style:family="text">
      <style:text-properties officeooo:rsid="00aeffeb"/>
    </style:style>
    <style:style style:name="T220" style:family="text">
      <style:text-properties style:font-name="Awami Nastaliq OT" officeooo:rsid="004834dc" style:font-name-asian="Scheherazade" style:language-complex="fa" style:country-complex="IR"/>
    </style:style>
    <style:style style:name="T221" style:family="text">
      <style:text-properties style:font-name="Awami Nastaliq OT" officeooo:rsid="004834dc" style:language-complex="fa" style:country-complex="IR"/>
    </style:style>
    <style:style style:name="T222" style:family="text">
      <style:text-properties fo:color="#ff0000" loext:opacity="100%" style:font-name="Awami Nastaliq OT" officeooo:rsid="004834dc" style:language-complex="fa" style:country-complex="IR"/>
    </style:style>
    <style:style style:name="T223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24" style:family="text">
      <style:text-properties fo:color="#800080" loext:opacity="100%" style:font-name="Awami Nastaliq OT" officeooo:rsid="004834dc" style:language-complex="fa" style:country-complex="IR"/>
    </style:style>
    <style:style style:name="T225" style:family="text">
      <style:text-properties fo:color="#000000" loext:opacity="100%" style:font-name="Awami Nastaliq OT" officeooo:rsid="004834dc" style:language-complex="fa" style:country-complex="IR"/>
    </style:style>
    <style:style style:name="T226" style:family="text">
      <style:text-properties fo:color="#000000" loext:opacity="100%" style:font-name="Awami Nastaliq OT" officeooo:rsid="00bb9db5" style:language-complex="fa" style:country-complex="IR"/>
    </style:style>
    <style:style style:name="T227" style:family="text">
      <style:text-properties style:font-name="Arial" officeooo:rsid="0068c17c" style:language-complex="ur" style:country-complex="PK"/>
    </style:style>
    <style:style style:name="T228" style:family="text">
      <style:text-properties fo:font-weight="normal" officeooo:rsid="00042789" style:font-weight-asian="normal" style:language-complex="ur" style:country-complex="PK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کےبپتسِمہ</text:span> <text:s text:c="4"/><text:span text:style-name="T2">ہ</text:span><text:span text:style-name="T3">‌</text:span><text:span text:style-name="T2">پُشتیں</text:span><text:span text:style-name="T4"> <text:s text:c="3"/></text:span><text:span text:style-name="T5">ازادی <text:s text:c="3"/></text:span><text:span text:style-name="T6">ونڄ <text:s text:c="4"/></text:span><text:span text:style-name="T7">بئوککار <text:s text:c="3"/>جگوآزادی <text:s text:c="3"/>گینوککار <text:s text:c="3"/>کومکج <text:s text:c="2"/>قومیتئ <text:s text:c="3"/>لازمئ <text:s/></text:span><text:span text:style-name="T8">آپنڑِیں <text:s text:c="3"/>سُنڑگُنا <text:s text:c="4"/>آپنڑِیںجَان <text:s/></text:span><text:span text:style-name="T9"><text:s/></text:span><text:span text:style-name="Default_20_Paragraph_20_Font"><text:span text:style-name="T9">دُنیئیࣿ</text:span></text:span></text:p>
      <text:p text:style-name="P2"><text:span text:style-name="T9"><text:s/></text:span><text:span text:style-name="T10">ہوبینش <text:s text:c="2"/></text:span><text:span text:style-name="Default_20_Paragraph_20_Font"><text:span text:style-name="T10">اسکولِیم <text:s text:c="3"/>ترجیح <text:s text:c="3"/>کُڑِینمی</text:span></text:span></text:p>
      <text:p text:style-name="P3">ثَبوت پَیش کِیتے گئے </text:p>
      <text:p text:style-name="P4">مل کِیتے <text:s text:c="4"/>ں پَیسی <text:s text:c="3"/>قُرآن <text:s text:c="2"/>فِرہ<text:span text:style-name="T11">ک <text:s/></text:span><text:span text:style-name="T12">ں پَھیلا <text:s text:c="3"/>قُرآن <text:s text:c="2"/>اں پَھیل</text:span><text:span text:style-name="T13">ا <text:s text:c="2"/></text:span><text:span text:style-name="T12">اں پَھیل <text:s text:c="2"/>غَیرجَا <text:s text:c="2"/>کِیتی جُلسی <text:s text:c="4"/>آںآ <text:s text:c="5"/></text:span><text:span text:style-name="T14">اثاٞ <text:s/>اثا</text:span></text:p>
      <text:p text:style-name="P5"><text:span text:style-name="T15">کَلمہ پَڑ <text:s text:c="3"/></text:span><text:span text:style-name="Default_20_Paragraph_20_Font"><text:span text:style-name="T16">طرِیقم</text:span></text:span></text:p>
      <text:p text:style-name="P6">Diacritics - <text:span text:style-name="T17">زت کِہن <text:s text:c="3"/>جِہڑِ <text:s text:c="3"/></text:span><text:span text:style-name="T18">بھاٞگہ <text:s text:c="4"/></text:span><text:span text:style-name="T17"><text:s/>بھی قِسم <text:s text:c="3"/></text:span><text:span text:style-name="Default_20_Paragraph_20_Font"><text:span text:style-name="T17">حقیࣿ تسلیم</text:span></text:span></text:p>
      <text:p text:style-name="P7">Too tall - <text:s text:c="2"/><text:span text:style-name="T17">شَخص</text:span></text:p>
      <text:p text:style-name="P8">Kerning – <text:span text:style-name="T19">nuqta overhang </text:span><text:span text:style-name="T20">below</text:span></text:p>
      <text:p text:style-name="P9"><text:span text:style-name="T21">beh</text:span><text:span text:style-name="T22"><text:tab/></text:span></text:p>
      <text:p text:style-name="P10">ابت<text:tab/> <text:span text:style-name="T23">ابت</text:span><text:span text:style-name="T24">م</text:span><text:tab/><text:tab/><text:tab/><text:span text:style-name="T25">ا</text:span><text:span text:style-name="T26">ی</text:span><text:span text:style-name="T25">ت <text:s/>ا</text:span><text:span text:style-name="T26">پ</text:span><text:span text:style-name="T25">ت <text:s/></text:span><text:span text:style-name="T27">ا</text:span><text:span text:style-name="T26">ی</text:span><text:span text:style-name="T27">ت</text:span><text:span text:style-name="T28">م <text:s/></text:span><text:span text:style-name="T27">ا</text:span><text:span text:style-name="T26">پ</text:span><text:span text:style-name="T27">ت</text:span><text:span text:style-name="T28">م</text:span><text:span text:style-name="T26"> <text:s/></text:span><text:span text:style-name="T27"><text:s/></text:span><text:span text:style-name="T29">–</text:span><text:span text:style-name="T26"> </text:span><text:span text:style-name="T30">100</text:span></text:p>
      <text:p text:style-name="P11"><text:span text:style-name="T31">ابتس</text:span><text:tab/><text:tab/><text:tab/><text:tab/><text:span text:style-name="T25">ا</text:span><text:span text:style-name="T26">ی</text:span><text:span text:style-name="T25">تس <text:s/>ا</text:span><text:span text:style-name="T26">پ</text:span><text:span text:style-name="T25">تس <text:s text:c="2"/></text:span><text:span text:style-name="T29">–</text:span><text:span text:style-name="T26"> </text:span><text:span text:style-name="T30">100</text:span></text:p>
      <text:p text:style-name="P12"><text:span text:style-name="T31">ا</text:span><text:span text:style-name="T32">ن</text:span><text:span text:style-name="T31">یگ<text:tab/></text:span><text:tab/><text:tab/><text:tab/>اپیگ - <text:span text:style-name="T33">100</text:span></text:p>
      <text:p text:style-name="P13">ابہ <text:s/>ابنہ<text:tab/><text:tab/><text:tab/>ا<text:span text:style-name="T34">ی</text:span>ہ <text:s text:c="3"/>ا<text:span text:style-name="T34">ی</text:span>نہ</text:p>
      <text:p text:style-name="P14"><text:span text:style-name="T35">ابر</text:span><text:span text:style-name="T20"><text:tab/><text:tab/><text:tab/><text:tab/></text:span><text:span text:style-name="T26">ایر <text:s/>اپر </text:span><text:span text:style-name="T29">–</text:span><text:span text:style-name="T26"> </text:span><text:span text:style-name="T30">200</text:span><text:span text:style-name="T25"><text:tab/><text:tab/><text:tab/>آویز</text:span></text:p>
      <text:p text:style-name="P15"><text:soft-page-break/>اب<text:span text:style-name="T36">ب</text:span>ر<text:tab/><text:tab/><text:tab/><text:tab/><text:span text:style-name="T25">ایبر <text:s text:c="2"/>اپبر <text:s/>وپبر <text:s text:c="2"/>- </text:span><text:span text:style-name="T37">2</text:span><text:span text:style-name="T38">00</text:span></text:p>
      <text:p text:style-name="P16"><text:s text:c="2"/>ابن<text:tab/>ابتن<text:tab/><text:tab/><text:tab/><text:span text:style-name="T25">ا</text:span><text:span text:style-name="T39">ی</text:span><text:span text:style-name="T25">ن </text:span><text:span text:style-name="T29">–</text:span><text:span text:style-name="T26"> </text:span><text:span text:style-name="T40">2</text:span><text:span text:style-name="T30">00</text:span><text:span text:style-name="T25"> <text:s text:c="3"/>ا</text:span><text:span text:style-name="T39">ی</text:span><text:span text:style-name="T25">تن</text:span><text:span text:style-name="T26"> </text:span><text:span text:style-name="T29">–</text:span><text:span text:style-name="T26"> </text:span><text:span text:style-name="T30">100</text:span></text:p>
      <text:p text:style-name="P17">ابج <text:s text:c="2"/>ابجت<text:tab/><text:tab/><text:tab/>ایج <text:s text:c="4"/><text:span text:style-name="T25">اپجت</text:span><text:span text:style-name="T26"> </text:span><text:span text:style-name="T29">–</text:span><text:span text:style-name="T26"> </text:span><text:span text:style-name="T41">3</text:span><text:span text:style-name="T30">00</text:span></text:p>
      <text:p text:style-name="P18"><text:span text:style-name="T31">ابس <text:s/>اب</text:span><text:span text:style-name="T42">ص</text:span><text:tab/><text:tab/><text:tab/> <text:span text:style-name="T43">ایص </text:span><text:span text:style-name="T25">ا</text:span><text:span text:style-name="T30">پ</text:span><text:span text:style-name="T25">س</text:span><text:span text:style-name="T26"> </text:span><text:span text:style-name="T29">–</text:span><text:span text:style-name="T26"> </text:span><text:span text:style-name="T30">100</text:span></text:p>
      <text:p text:style-name="P19"><text:span text:style-name="T44">ابطم<text:tab/></text:span><text:span text:style-name="T45">ا</text:span><text:span text:style-name="T46">ب</text:span><text:span text:style-name="T45">فل</text:span><text:span text:style-name="T44"><text:tab/><text:tab/><text:tab/>ایطم اپطم <text:s text:c="4"/></text:span><text:span text:style-name="T45">ایفل</text:span></text:p>
      <text:p text:style-name="P20"><text:span text:style-name="T44">اب</text:span><text:span text:style-name="T47">عم <text:s text:c="2"/></text:span><text:span text:style-name="T44">اب</text:span><text:span text:style-name="T47">ع<text:tab/><text:tab/><text:tab/></text:span><text:span text:style-name="T44">ا</text:span><text:span text:style-name="T48">ی</text:span><text:span text:style-name="T47">ع <text:s/></text:span><text:span text:style-name="T44">ا</text:span><text:span text:style-name="T48">پ</text:span><text:span text:style-name="T47">ع</text:span><text:span text:style-name="T49"> <text:s/></text:span><text:span text:style-name="T39">ا</text:span><text:span text:style-name="T50">ی</text:span><text:span text:style-name="T51">عم <text:s/></text:span><text:span text:style-name="T39">ا</text:span><text:span text:style-name="T50">پ</text:span><text:span text:style-name="T51">عم</text:span><text:span text:style-name="T26"> <text:s/></text:span><text:span text:style-name="T51"><text:s text:c="2"/></text:span><text:span text:style-name="T29">–</text:span><text:span text:style-name="T26"> </text:span><text:span text:style-name="T52">200</text:span></text:p>
      <text:p text:style-name="P21"><text:span text:style-name="T31">ا</text:span><text:span text:style-name="T53">ب</text:span><text:span text:style-name="T31">م <text:tab/><text:tab/><text:tab/><text:tab/></text:span>ایم اپم <text:span text:style-name="T54">–</text:span> 200 <text:s text:c="3"/></text:p>
      <text:p text:style-name="P22"><text:span text:style-name="T55">ابما </text:span><text:span text:style-name="T56">–</text:span><text:span text:style-name="T55"> 200</text:span> <text:s text:c="3"/><text:tab/><text:tab/><text:tab/><text:span text:style-name="T25"> ایما <text:s/>ا</text:span><text:span text:style-name="T55">پ</text:span><text:span text:style-name="T25">ما </text:span><text:span text:style-name="T56">–</text:span><text:span text:style-name="T25"> </text:span><text:span text:style-name="T57">5</text:span><text:span text:style-name="T52">00</text:span></text:p>
      <text:p text:style-name="P23">ابکم اب<text:span text:style-name="T58">د</text:span> <text:s text:c="4"/>ابہ <text:s/>ابہس <text:tab/><text:tab/>ایکم <text:s/>اپ<text:span text:style-name="T59">ل</text:span>م <text:s text:c="2"/>ا<text:span text:style-name="T58">ید</text:span> <text:s text:c="3"/>ایہ <text:s text:c="2"/>اپہش</text:p>
      <text:p text:style-name="P24"><text:span text:style-name="T31">ابھم</text:span><text:tab/><text:tab/><text:tab/><text:tab/><text:tab/><text:span text:style-name="T25">ایھم <text:s text:c="2"/>اپھم</text:span><text:span text:style-name="T60"> </text:span><text:span text:style-name="T56">–</text:span><text:span text:style-name="T60"> </text:span><text:span text:style-name="T61">200</text:span></text:p>
      <text:p text:style-name="P25"><text:span text:style-name="T62">ا</text:span><text:span text:style-name="T63">بی </text:span><text:span text:style-name="T64">ر</text:span><text:span text:style-name="T63">بی </text:span><text:span text:style-name="T65">کھیربی</text:span><text:span text:style-name="T63"> <text:s/>- </text:span><text:span text:style-name="T66">3</text:span><text:span text:style-name="T67">00<text:tab/></text:span><text:span text:style-name="T63"><text:tab/></text:span><text:span text:style-name="T68">ایی <text:s/>اپی - </text:span><text:span text:style-name="T69">6</text:span><text:span text:style-name="T64">00</text:span><text:span text:style-name="T68"><text:tab/></text:span><text:span text:style-name="T63"><text:tab/><text:tab/></text:span><text:span text:style-name="T70">بُودپی <text:s/></text:span><text:span text:style-name="T71"><text:s text:c="2"/>کھیرب</text:span><text:span text:style-name="T72">م</text:span></text:p>
      <text:p text:style-name="P26"><text:span text:style-name="T73">ابو</text:span><text:span text:style-name="T74"> </text:span><text:span text:style-name="T75">–</text:span><text:span text:style-name="T74"> </text:span><text:span text:style-name="T76">100</text:span><text:span text:style-name="T77"><text:tab/><text:tab/><text:tab/><text:tab/></text:span><text:span text:style-name="T73">ایو</text:span><text:span text:style-name="T78"> ا</text:span><text:span text:style-name="T74">پ</text:span><text:span text:style-name="T79">ق</text:span><text:span text:style-name="T74"> – </text:span><text:span text:style-name="T80">400<text:tab/><text:tab/><text:tab/></text:span>آنکڑیوں <text:s text:c="2"/><text:span text:style-name="T74">ڈم</text:span><text:span text:style-name="T81">‌</text:span><text:span text:style-name="T74">پو</text:span></text:p>
      <text:p text:style-name="P27">جقمےنبس<text:tab/><text:tab/><text:tab/><text:tab/>جقمےنیس<text:tab/><text:tab/><text:tab/><text:tab/>جقمےنتس</text:p>
      <text:p text:style-name="P28">jeem</text:p>
      <text:p text:style-name="P29"><text:soft-page-break/>اجب اجبل<text:tab/><text:tab/><text:tab/>ا<text:span text:style-name="T82">ڃ</text:span>ب ا<text:span text:style-name="T82">ڇ</text:span>بل</text:p>
      <text:p text:style-name="P30"><text:span text:style-name="T83">ا</text:span><text:span text:style-name="T84">ج</text:span><text:span text:style-name="T83">ر ا</text:span><text:span text:style-name="T84">ج</text:span><text:span text:style-name="T85">ب</text:span><text:span text:style-name="T83">ر</text:span><text:span text:style-name="T86"><text:tab/><text:tab/><text:tab/></text:span><text:span text:style-name="T85">ا</text:span><text:span text:style-name="T87">چ</text:span><text:span text:style-name="T85">بر</text:span><text:span text:style-name="T86"><text:tab/></text:span><text:span text:style-name="T88">ا</text:span><text:span text:style-name="T89">ڃ</text:span><text:span text:style-name="T88">ر <text:s/>ا</text:span><text:span text:style-name="T89">چ</text:span><text:span text:style-name="T88">ر <text:s/>ا</text:span><text:span text:style-name="T89">ڇ</text:span><text:span text:style-name="T88">ر </text:span><text:span text:style-name="T90">–</text:span><text:span text:style-name="T88"> </text:span><text:span text:style-name="T89">1</text:span><text:span text:style-name="T91">00</text:span></text:p>
      <text:p text:style-name="P31"><text:span text:style-name="T92">ا</text:span><text:span text:style-name="T93">جج</text:span><text:span text:style-name="T94"><text:tab/><text:tab/><text:tab/><text:tab/></text:span><text:span text:style-name="T73">ا</text:span><text:span text:style-name="T95">ڃڃ - </text:span><text:span text:style-name="T96">200</text:span><text:span text:style-name="T95"> <text:s text:c="4"/></text:span><text:span text:style-name="T73">ا</text:span><text:span text:style-name="T95">ڃڃ</text:span><text:span text:style-name="T97">ق <text:s/></text:span><text:span text:style-name="T98">ا</text:span><text:span text:style-name="T95">ڃڃ</text:span><text:span text:style-name="T99">ف</text:span><text:span text:style-name="T97"> </text:span><text:span text:style-name="T74"><text:s/>– </text:span><text:span text:style-name="T100">6</text:span><text:span text:style-name="T80">00</text:span></text:p>
      <text:p text:style-name="P32">ا<text:span text:style-name="T101">ج</text:span>س <text:s/>ا<text:span text:style-name="T101">ج</text:span><text:span text:style-name="T102">ص</text:span><text:tab/><text:span text:style-name="T34">ا</text:span><text:span text:style-name="T101">ج</text:span><text:span text:style-name="T34">طم<text:tab/></text:span><text:tab/> <text:span text:style-name="T102">ا</text:span><text:span text:style-name="T82">ڃ</text:span><text:span text:style-name="T102">ص </text:span>ا<text:span text:style-name="T82">ڇ</text:span>س <text:span text:style-name="T34">ا</text:span><text:span text:style-name="T82">ڃ</text:span><text:span text:style-name="T34">طم ا</text:span><text:span text:style-name="T82">ڇ</text:span><text:span text:style-name="T34">طم</text:span></text:p>
      <text:p text:style-name="P33"><text:span text:style-name="T103"><text:s text:c="2"/></text:span><text:span text:style-name="T104">ا</text:span><text:span text:style-name="T87">ج</text:span><text:span text:style-name="T105">ع</text:span><text:span text:style-name="T104">ل <text:s/></text:span><text:span text:style-name="T103"><text:s/></text:span><text:span text:style-name="T104">ا</text:span><text:span text:style-name="T87">ج</text:span><text:span text:style-name="T105">ع</text:span><text:span text:style-name="T104"> <text:tab/></text:span><text:span text:style-name="T103"><text:tab/><text:tab/></text:span><text:span text:style-name="T106">ا</text:span><text:span text:style-name="T89">ڃ</text:span><text:span text:style-name="T107">ع</text:span><text:span text:style-name="T108"> </text:span><text:span text:style-name="T109">ا</text:span><text:span text:style-name="T110">چ</text:span><text:span text:style-name="T111">ع</text:span><text:span text:style-name="T109">ل</text:span><text:span text:style-name="T112"> <text:s/></text:span><text:span text:style-name="T109">ا</text:span><text:span text:style-name="T113">ڇ</text:span><text:span text:style-name="T111">ع</text:span><text:span text:style-name="T109">ل <text:s/></text:span><text:span text:style-name="T106">ا</text:span><text:span text:style-name="T89">ڇ</text:span><text:span text:style-name="T107">ع</text:span><text:span text:style-name="T105"> <text:s/></text:span><text:span text:style-name="T90">–</text:span><text:span text:style-name="T88"> </text:span><text:span text:style-name="T89">1</text:span><text:span text:style-name="T91">00</text:span></text:p>
      <text:p text:style-name="P34"><text:span text:style-name="T104">ا</text:span><text:span text:style-name="T87">ج</text:span><text:span text:style-name="T104">فل</text:span><text:span text:style-name="T105"><text:tab/><text:tab/><text:tab/><text:tab/></text:span><text:span text:style-name="T106"> <text:s text:c="4"/>ا</text:span><text:span text:style-name="T114">چ</text:span><text:span text:style-name="T115">ق</text:span><text:span text:style-name="T106">ل</text:span><text:span text:style-name="T90"> </text:span><text:span text:style-name="T106">ا</text:span><text:span text:style-name="T89">ڇ</text:span><text:span text:style-name="T106">فل <text:s/></text:span><text:span text:style-name="T88"><text:s/></text:span><text:span text:style-name="T90">–</text:span><text:span text:style-name="T88"> </text:span><text:span text:style-name="T89">1</text:span><text:span text:style-name="T91">00</text:span></text:p>
      <text:p text:style-name="P35">ا<text:span text:style-name="T59">ج</text:span>م <text:span text:style-name="T54">–</text:span> <text:span text:style-name="T116">200</text:span><text:span text:style-name="T15"> <text:tab/><text:tab/><text:tab/><text:tab/></text:span>ا<text:span text:style-name="T117">ڃ</text:span>م ا<text:span text:style-name="T118">ڇ</text:span>م<text:span text:style-name="T119">ب </text:span><text:s/><text:span text:style-name="T54">–</text:span> <text:span text:style-name="T116">4</text:span>00</text:p>
      <text:p text:style-name="P36"><text:span text:style-name="T54">اجمل – 200<text:tab/><text:tab/></text:span><text:span text:style-name="T117">اڃ</text:span><text:span text:style-name="T120">مد</text:span><text:span text:style-name="T117"> اچ</text:span><text:span text:style-name="T120">ما</text:span><text:span text:style-name="T117"> ا</text:span><text:span text:style-name="T118">ڇ</text:span><text:span text:style-name="T120">مل</text:span><text:span text:style-name="T117"> </text:span><text:span text:style-name="T54">–</text:span><text:span text:style-name="T117"> 400</text:span></text:p>
      <text:p text:style-name="P37"><text:span text:style-name="T121">ا</text:span><text:span text:style-name="T59">ج</text:span><text:span text:style-name="T121">کم </text:span><text:span text:style-name="T58">اجا <text:s text:c="3"/></text:span><text:span text:style-name="T121">ا</text:span><text:span text:style-name="T59">ج</text:span><text:span text:style-name="T121">بہ <text:s/></text:span><text:span text:style-name="T59">ج</text:span><text:span text:style-name="T121">بہس <text:tab/>ا</text:span><text:span text:style-name="T122">ڃ</text:span><text:span text:style-name="T121">کم <text:s/>ا</text:span><text:span text:style-name="T117">چ</text:span><text:span text:style-name="T59">ل</text:span><text:span text:style-name="T121">م <text:s text:c="2"/>ا</text:span><text:span text:style-name="T117">چ</text:span><text:span text:style-name="T59">ل</text:span><text:span text:style-name="T121"> <text:s text:c="4"/></text:span><text:span text:style-name="T59">ا</text:span><text:span text:style-name="T118">ڇ</text:span><text:span text:style-name="T121">یہ <text:s text:c="2"/>ا</text:span><text:span text:style-name="T118">ڇ</text:span><text:span text:style-name="T121">ہش</text:span> <text:s/></text:p>
      <text:p text:style-name="P38"><text:span text:style-name="T31">ا</text:span><text:span text:style-name="T123">ج</text:span><text:span text:style-name="T31">ھم</text:span><text:span text:style-name="T124"> <text:tab/><text:tab/></text:span><text:tab/><text:tab/><text:span text:style-name="T25">ا</text:span><text:span text:style-name="T125">ڃ</text:span><text:span text:style-name="T25">ھم <text:s text:c="2"/>ا</text:span><text:span text:style-name="T125">چ</text:span><text:span text:style-name="T25">ھم ا</text:span><text:span text:style-name="T126">ڇ</text:span><text:span text:style-name="T25">ھ</text:span><text:span text:style-name="T60"> </text:span><text:span text:style-name="T56">–</text:span><text:span text:style-name="T60"> </text:span><text:span text:style-name="T57">1</text:span><text:span text:style-name="T127">00</text:span></text:p>
      <text:p text:style-name="P39"><text:span text:style-name="T62">ا</text:span><text:span text:style-name="T128">ج</text:span><text:span text:style-name="T63">ی </text:span><text:span text:style-name="T129">–</text:span><text:span text:style-name="T63"> </text:span><text:span text:style-name="T64">100</text:span><text:span text:style-name="T63"><text:tab/><text:tab/><text:tab/></text:span><text:span text:style-name="T68">ا</text:span><text:span text:style-name="T130">ڃ</text:span><text:span text:style-name="T68">ی <text:s/>ا</text:span><text:span text:style-name="T131">ڇ</text:span><text:span text:style-name="T68">ی </text:span><text:span text:style-name="T129">–</text:span><text:span text:style-name="T68"> </text:span><text:span text:style-name="T64">400</text:span></text:p>
      <text:p text:style-name="P40"><text:span text:style-name="T92">ا</text:span><text:span text:style-name="T132">ج</text:span><text:span text:style-name="T92">و<text:tab/></text:span><text:span text:style-name="T77"><text:tab/><text:tab/><text:tab/></text:span><text:span text:style-name="T133"> ا</text:span><text:span text:style-name="T134">ڇ</text:span><text:span text:style-name="T135">ق</text:span></text:p>
      <text:p text:style-name="P41"><text:span text:style-name="T26">اجق </text:span><text:span text:style-name="T136">–</text:span><text:span text:style-name="T26"> </text:span><text:span text:style-name="T137">100</text:span><text:span text:style-name="T26"><text:tab/><text:tab/><text:tab/> اڃق اچو ا</text:span><text:span text:style-name="T138">ڇ</text:span><text:span text:style-name="T26">و </text:span><text:span text:style-name="T136">–</text:span><text:span text:style-name="T26"> </text:span><text:span text:style-name="T139">300</text:span><text:tab/><text:span text:style-name="T25"><text:tab/>چوچو</text:span></text:p>
      <text:p text:style-name="P42">feh w/ 3 dots below</text:p>
      <text:p text:style-name="P43"><text:soft-page-break/>اڥب <text:s/>اڥبس <text:s/>اڥبی <text:s/>اڥبتث</text:p>
      <text:p text:style-name="P44">اڥر <text:s/>اڥنز</text:p>
      <text:p text:style-name="P45">اڥ<text:span text:style-name="T140">ج <text:s text:c="4"/></text:span><text:span text:style-name="T25">اڥ</text:span><text:span text:style-name="T141">حل </text:span><text:span text:style-name="T25"><text:s/></text:span><text:span text:style-name="T29">–</text:span><text:span text:style-name="T25"> </text:span><text:span text:style-name="T142">300</text:span></text:p>
      <text:p text:style-name="P46">اڥن <text:s text:c="2"/><text:span text:style-name="T75">–</text:span> <text:span text:style-name="T143">200</text:span></text:p>
      <text:p text:style-name="P47"><text:span text:style-name="T144">اڥس </text:span><text:span text:style-name="T75">–</text:span><text:span text:style-name="T144"> </text:span><text:span text:style-name="T145">100</text:span></text:p>
      <text:p text:style-name="P48">اڥ<text:span text:style-name="T140">ص <text:s/></text:span>اڥ<text:span text:style-name="T146">ط <text:s/></text:span>اڥ<text:span text:style-name="T146">ع <text:s/></text:span>اڥ<text:span text:style-name="T146">عل <text:s/></text:span></text:p>
      <text:p text:style-name="P49">اڥ<text:span text:style-name="T147">ف <text:s/></text:span><text:span text:style-name="T25">اڥ</text:span><text:span text:style-name="T148">فس - </text:span><text:span text:style-name="T149">100</text:span></text:p>
      <text:p text:style-name="P50">اڥ<text:span text:style-name="T150">م <text:s/></text:span>اڥ<text:span text:style-name="T150">مب </text:span><text:span text:style-name="T75">–</text:span><text:span text:style-name="T150"> </text:span><text:span text:style-name="T143">400</text:span></text:p>
      <text:p text:style-name="P51">اڥ<text:span text:style-name="T151">مل</text:span><text:span text:style-name="T150"> <text:s/></text:span>اڥ<text:span text:style-name="T150">م</text:span><text:span text:style-name="T151">ا </text:span><text:span text:style-name="T75">–</text:span><text:span text:style-name="T151"> </text:span><text:span text:style-name="T152">300</text:span></text:p>
      <text:p text:style-name="P52">اڥ<text:span text:style-name="T151">ل</text:span><text:span text:style-name="T150"> <text:s/></text:span>اڥ<text:span text:style-name="T151">ا <text:s/></text:span></text:p>
      <text:p text:style-name="P53">ا<text:span text:style-name="T153">ڥہ</text:span><text:span text:style-name="T151">ل</text:span><text:span text:style-name="T150"> </text:span><text:span text:style-name="T153"><text:s/></text:span><text:span text:style-name="T75">–</text:span><text:span text:style-name="T153"> </text:span><text:span text:style-name="T154">3</text:span><text:span text:style-name="T152">00 <text:s text:c="3"/></text:span><text:span text:style-name="T31">اڥ</text:span><text:span text:style-name="T155">ہ</text:span></text:p>
      <text:p text:style-name="P54">ا<text:span text:style-name="T153">ڥھ <text:s/></text:span>ا<text:span text:style-name="T153">ڥھم <text:s/></text:span><text:span text:style-name="T75">–</text:span><text:span text:style-name="T153"> </text:span><text:span text:style-name="T156">400</text:span></text:p>
      <text:p text:style-name="P54">ا<text:span text:style-name="T153">ڥی <text:s/></text:span><text:span text:style-name="T75">–</text:span><text:span text:style-name="T153"> </text:span><text:span text:style-name="T157">5</text:span><text:span text:style-name="T156">00</text:span></text:p>
      <text:p text:style-name="P54">ا<text:span text:style-name="T153">ڥق <text:s text:c="2"/></text:span>ا<text:span text:style-name="T153">ڥو <text:s/></text:span><text:span text:style-name="T75">–</text:span><text:span text:style-name="T153"> <text:s/></text:span><text:span text:style-name="T156">200</text:span></text:p>
      <text:p text:style-name="P55"><text:soft-page-break/>lam-alef</text:p>
      <text:p text:style-name="P56">lam-bar</text:p>
      <text:p text:style-name="P57">اݪ<text:span text:style-name="T100"> </text:span><text:span text:style-name="T75">–</text:span><text:span text:style-name="T100"> 100</text:span></text:p>
      <text:p text:style-name="P58">ا<text:span text:style-name="T158">ݪ</text:span>ما – 100</text:p>
      <text:p text:style-name="P59">ا<text:span text:style-name="T158">ݪ</text:span><text:span text:style-name="T159">بر <text:s/></text:span>ا<text:span text:style-name="T158">ݪ</text:span><text:span text:style-name="T160">ر <text:s/></text:span>ا<text:span text:style-name="T158">ݪ</text:span><text:span text:style-name="T160">س <text:s/></text:span><text:span text:style-name="T154">ر</text:span><text:span text:style-name="T158">ݪ</text:span><text:span text:style-name="T160">س</text:span></text:p>
      <text:p text:style-name="P60">other</text:p>
      <text:p text:style-name="P43">اڔ <text:s/>اڊ اݙ <text:s/>اښ <text:s/>اۻ - <text:s/><text:span text:style-name="T154">all </text:span><text:span text:style-name="T161">ok</text:span><text:span text:style-name="T154"> </text:span></text:p>
      <text:p text:style-name="P61">Kerning – upper mark</text:p>
      <text:p text:style-name="P62">reh</text:p>
      <text:p text:style-name="P63"><text:span text:style-name="T162">ینزتو</text:span> <text:s/>ینڑتو</text:p>
      <text:p text:style-name="P64">Kerning – <text:span text:style-name="T163">hard-coded</text:span></text:p>
      <text:p text:style-name="P65"><text:span text:style-name="T164">آتا <text:s/></text:span><text:span text:style-name="T165">ا</text:span><text:span text:style-name="T164">تا <text:s/></text:span><text:span text:style-name="T166">کہلاتا</text:span><text:span text:style-name="T164"> <text:s/></text:span><text:span text:style-name="T167">–</text:span><text:span text:style-name="T164"> </text:span><text:span text:style-name="T168">200</text:span></text:p>
      <text:p text:style-name="P66">ار از – none</text:p>
      <text:p text:style-name="P66"/>
      <text:p text:style-name="P64">Kerning – <text:span text:style-name="T19">base overhang</text:span></text:p>
      <text:p text:style-name="P67"><text:span text:style-name="T70">سر</text:span><text:span text:style-name="T169">س</text:span></text:p>
      <text:p text:style-name="P68">آرئَگی</text:p>
      <text:p text:style-name="P69"><text:soft-page-break/><text:span text:style-name="T170"/></text:p>
      <text:p text:style-name="P70">final jeem – <text:span text:style-name="T171">2 chars</text:span></text:p>
      <text:list text:style-name="L1">
        <text:list-header>
          <text:p text:style-name="P71"><text:span text:style-name="T172">ا</text:span><text:span text:style-name="T173">ن</text:span><text:span text:style-name="T174">ج </text:span><text:span text:style-name="T172">ا</text:span><text:span text:style-name="T173">ح</text:span><text:span text:style-name="T174">ج </text:span><text:span text:style-name="T173">اس</text:span><text:span text:style-name="T174">ج </text:span><text:span text:style-name="T175">ا</text:span><text:span text:style-name="T176">ص</text:span><text:span text:style-name="T177">ج</text:span><text:span text:style-name="T174"> </text:span><text:span text:style-name="T172">ا</text:span><text:span text:style-name="T173">ط</text:span><text:span text:style-name="T174">ج </text:span><text:span text:style-name="T172">ا</text:span><text:span text:style-name="T173">ع</text:span><text:span text:style-name="T174">ج </text:span><text:span text:style-name="T172">ا</text:span><text:span text:style-name="T173">ف</text:span><text:span text:style-name="T174">ج </text:span><text:span text:style-name="T172">ا</text:span><text:span text:style-name="T178">ل</text:span><text:span text:style-name="T174">ج </text:span><text:span text:style-name="T178">ام</text:span><text:span text:style-name="T174">ج </text:span><text:span text:style-name="T175">ا</text:span><text:span text:style-name="T179">ھ</text:span><text:span text:style-name="T177">ج</text:span><text:span text:style-name="T172"> ا</text:span><text:span text:style-name="T178">ہ</text:span><text:span text:style-name="T174">ج</text:span></text:p>
        </text:list-header>
      </text:list>
      <text:p text:style-name="P72">final jeem – <text:span text:style-name="T171">3 chars</text:span></text:p>
      <text:p text:style-name="P73"><text:span text:style-name="T180">ا</text:span><text:span text:style-name="T25">یڃج <text:s/></text:span><text:span text:style-name="T180">ا</text:span><text:span text:style-name="T181">ل</text:span><text:span text:style-name="T25">ڃج <text:s/></text:span><text:span text:style-name="T180">ا</text:span><text:span text:style-name="T181">ج</text:span><text:span text:style-name="T182">جح</text:span><text:span text:style-name="T25"> <text:s/></text:span><text:span text:style-name="T183">اج</text:span><text:span text:style-name="T184">ڇ</text:span><text:span text:style-name="T183">ح </text:span><text:span text:style-name="T25"><text:s/></text:span><text:span text:style-name="T180">ا</text:span><text:span text:style-name="T182">فجح </text:span><text:span text:style-name="T180">ا</text:span><text:span text:style-name="T181">م</text:span><text:span text:style-name="T182">جح</text:span><text:span text:style-name="T185"> <text:s text:c="5"/></text:span><text:span text:style-name="T186"><text:s/></text:span><text:span text:style-name="T187">ا</text:span><text:span text:style-name="T188">ب</text:span><text:span text:style-name="T189">مج</text:span><text:span text:style-name="T186"> </text:span><text:span text:style-name="T181">ال</text:span><text:span text:style-name="T182">م</text:span><text:span text:style-name="T190">ج <text:s/></text:span><text:span text:style-name="T180">ا</text:span><text:span text:style-name="T182">فمج </text:span><text:span text:style-name="T188">اج</text:span><text:span text:style-name="T189">م</text:span><text:span text:style-name="T191">ج</text:span><text:span text:style-name="T192"> </text:span><text:span text:style-name="T180">ا</text:span><text:span text:style-name="T181">م</text:span><text:span text:style-name="T182">مج <text:s text:c="5"/></text:span><text:span text:style-name="T171">ابفج</text:span><text:span text:style-name="T193"> <text:s/></text:span><text:span text:style-name="T194">الفج <text:s text:c="2"/>اقفج</text:span><text:span text:style-name="T193"> <text:s/></text:span><text:span text:style-name="T171">اجفج <text:s text:c="2"/>امفج<text:line-break/>اب</text:span><text:span text:style-name="T195">ل</text:span><text:span text:style-name="T171">ج ا</text:span><text:span text:style-name="T195">لل</text:span><text:span text:style-name="T171">ج ا</text:span><text:span text:style-name="T195">جل</text:span><text:span text:style-name="T171">ج ا</text:span><text:span text:style-name="T195">قل</text:span><text:span text:style-name="T171">ج ا</text:span><text:span text:style-name="T195">مل</text:span><text:span text:style-name="T171">ج </text:span></text:p>
      <text:p text:style-name="P74">final <text:span text:style-name="T196">ain</text:span> – <text:span text:style-name="T171">2 chars</text:span></text:p>
      <text:p text:style-name="P75"><text:span text:style-name="T180">ا</text:span><text:span text:style-name="T197">ن</text:span><text:span text:style-name="T198">ع</text:span><text:span text:style-name="T25"> </text:span><text:span text:style-name="T199">ا</text:span><text:span text:style-name="T171">ح</text:span><text:span text:style-name="T196">ع</text:span> <text:span text:style-name="T171">اس</text:span><text:span text:style-name="T196">ع</text:span> <text:span text:style-name="T199">ا</text:span><text:span text:style-name="T171">ص</text:span><text:span text:style-name="T196">ع</text:span> <text:span text:style-name="T199">ا</text:span><text:span text:style-name="T171">ط</text:span><text:span text:style-name="T196">ع</text:span> <text:span text:style-name="T199">ا</text:span><text:span text:style-name="T171">ع</text:span><text:span text:style-name="T196">ع</text:span> <text:span text:style-name="T180">ا</text:span><text:span text:style-name="T197">ف</text:span><text:span text:style-name="T198">ع</text:span><text:span text:style-name="T25"> </text:span><text:span text:style-name="T180">ا</text:span><text:span text:style-name="T200">ل</text:span><text:span text:style-name="T198">ع</text:span> <text:span text:style-name="T201">ام</text:span><text:span text:style-name="T196">ع</text:span> <text:span text:style-name="T199">ا</text:span><text:span text:style-name="T201">ھ</text:span><text:span text:style-name="T196">ع</text:span><text:span text:style-name="T199"> ا</text:span><text:span text:style-name="T201">ہ</text:span><text:span text:style-name="T196">ع</text:span> <text:span text:style-name="T199">ا</text:span><text:span text:style-name="T201">ک</text:span><text:span text:style-name="T196">ع</text:span></text:p>
      <text:p text:style-name="P76">kaf + jeem/ain</text:p>
      <text:p text:style-name="P77"><text:span text:style-name="T202">ن‌</text:span><text:span text:style-name="T203">ک</text:span><text:span text:style-name="T204">ع <text:s text:c="3"/></text:span><text:span text:style-name="T205">لاکع</text:span><text:span text:style-name="T206"> <text:s/></text:span><text:span text:style-name="T202">س‌</text:span><text:span text:style-name="T203">ک</text:span><text:span text:style-name="T206">ج <text:s text:c="2"/></text:span><text:span text:style-name="T207">ہ‌</text:span><text:span text:style-name="T203">ک</text:span><text:span text:style-name="T204">ع <text:s/></text:span><text:span text:style-name="T206">ا</text:span><text:span text:style-name="T203">ک</text:span><text:span text:style-name="T208">ج</text:span></text:p>
      <text:p text:style-name="P78">1char + initial kaf - <text:span text:style-name="T209">needed because the sequence is too short to kern far enough</text:span></text:p>
      <text:p text:style-name="P79">اکف <text:s/>رکف <text:s text:c="2"/>ہ‌کف <text:s/>وگف <text:s/>دگ</text:p>
      <text:p text:style-name="P80"><text:soft-page-break/>tweaked metrics</text:p>
      <text:p text:style-name="P81"><text:span text:style-name="T204">kaf - </text:span>سرکف <text:s/><text:span text:style-name="T203">سن‌ک <text:s text:c="2"/>سن‌ک</text:span><text:span text:style-name="T204">و</text:span><text:span text:style-name="T203"> <text:s text:c="3"/></text:span><text:span text:style-name="T210">وکھ</text:span> <text:s/></text:p>
      <text:p text:style-name="P82"><text:span text:style-name="T211">reh - </text:span><text:span text:style-name="T212"><text:s text:c="2"/>ر</text:span><text:span text:style-name="T211">س <text:s/></text:span><text:span text:style-name="T213">رب</text:span></text:p>
      <text:p text:style-name="P83"><text:span text:style-name="T214">lam+alef - </text:span><text:span text:style-name="T215">لاا لای <text:s/></text:span><text:span text:style-name="T216">ھلام ھلامھس <text:s text:c="4"/></text:span><text:span text:style-name="T217">لاگاٞں <text:s/></text:span></text:p>
      <text:p text:style-name="P84">chotiyeh - <text:span text:style-name="T218">ی شکل</text:span></text:p>
      <text:p text:style-name="P85">kerning under 3 <text:span text:style-name="T219">glyphs</text:span></text:p>
      <text:p text:style-name="P86"><text:span text:style-name="T220"><text:s/></text:span><text:span text:style-name="T221">چی</text:span><text:span text:style-name="T220"> </text:span><text:span text:style-name="T221">بقچی <text:s/></text:span><text:span text:style-name="T222"><text:s text:c="4"/></text:span><text:span text:style-name="T223"><text:s/></text:span><text:span text:style-name="T224">تُھونگچس <text:s text:c="3"/></text:span><text:span text:style-name="T225">تُھونگ</text:span><text:span text:style-name="T226">مم</text:span></text:p>
      <text:p text:style-name="P87">kerning too tight</text:p>
      <text:p text:style-name="P88">لسےمنگا <text:s text:c="3"/><text:span text:style-name="T227">ی شکل <text:s text:c="2"/></text:span><text:span text:style-name="T228">ں مشکلا <text:s text:c="2"/>یں شَکل <text:s text:c="3"/></text:span></text:p>
      <text:p text:style-name="P89">دَسیا <text:s/></text:p>
      <text:p text:style-name="P90">نچ نِیچ </text:p>
      <text:p text:style-name="P91">وَضح <text:s text:c="2"/>کَرسَن <text:s text:c="3"/>کَوشش <text:s text:c="2"/>ح فَسخ <text:s text:c="3"/>تَلاش <text:s text:c="3"/>ل چُھٹیا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6-01-26T14:36:43.852626100</dc:date>
    <meta:editing-duration>P4DT14H8M39S</meta:editing-duration>
    <meta:editing-cycles>180</meta:editing-cycles>
    <meta:generator>LibreOffice/25.2.6.2$Windows_X86_64 LibreOffice_project/729c5bfe710f5eb71ed3bbde9e06a6065e9c6c5d</meta:generator>
    <meta:print-date>2025-10-22T11:47:20.899026500</meta:print-date>
    <meta:document-statistic meta:table-count="0" meta:image-count="0" meta:object-count="0" meta:page-count="7" meta:paragraph-count="95" meta:word-count="464" meta:character-count="2609" meta:non-whitespace-character-count="1752"/>
  </office:meta>
</office:document-meta>
</file>